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25.9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99pt outset #000000" fo:background-color="#66ff00" fo:border-left="0.99pt outset #000000" fo:border-right="none" fo:border-top="0.99pt outset #000000"/>
    </style:style>
    <style:style style:name="ce4" style:family="table-cell" style:parent-style-name="Default">
      <style:table-cell-properties fo:border-bottom="0.06pt solid #000000" fo:border-left="0.99pt groove #000000" fo:border-right="none" fo:border-top="none"/>
    </style:style>
    <style:style style:name="ce5" style:family="table-cell" style:parent-style-name="Default">
      <style:table-cell-properties fo:border-bottom="none" fo:border-left="0.99pt groove #000000" fo:border-right="none" fo:border-top="none"/>
    </style:style>
    <style:style style:name="ce6" style:family="table-cell" style:parent-style-name="Default">
      <style:table-cell-properties fo:border-bottom="0.06pt solid #000000" fo:border-left="0.99pt groove #000000" fo:border-right="none" fo:border-top="0.06pt solid #000000"/>
    </style:style>
    <style:style style:name="ce7" style:family="table-cell" style:parent-style-name="Default">
      <style:table-cell-properties fo:border-bottom="0.99pt double #000000" style:border-line-width-bottom="0.34pt 0.34pt 0.34pt" fo:background-color="#cc9900" fo:border-left="0.99pt double #000000" style:border-line-width-left="0.34pt 0.34pt 0.34pt" fo:border-right="none" fo:border-top="0.99pt double #000000" style:border-line-width-top="0.34pt 0.34pt 0.3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order-bottom="0.99pt outset #000000" fo:background-color="#66ff00" fo:border-left="none" fo:border-right="none" fo:border-top="0.99pt outset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fo:border-bottom="0.99pt double #000000" style:border-line-width-bottom="0.34pt 0.34pt 0.34pt" fo:background-color="#cc9900" fo:border-left="none" fo:border-right="none" fo:border-top="0.99pt double #000000" style:border-line-width-top="0.34pt 0.34pt 0.34pt"/>
    </style:style>
    <style:style style:name="ce13" style:family="table-cell" style:parent-style-name="Default">
      <style:table-cell-properties fo:border-bottom="0.99pt outset #000000" fo:background-color="#66ff00" fo:border-left="none" fo:border-right="0.99pt outset #000000" fo:border-top="0.99pt outset #000000"/>
    </style:style>
    <style:style style:name="ce14" style:family="table-cell" style:parent-style-name="Default">
      <style:table-cell-properties fo:border-bottom="0.99pt double #000000" style:border-line-width-bottom="0.34pt 0.34pt 0.34pt" fo:background-color="#009933" fo:border-left="0.99pt double #000000" style:border-line-width-left="0.34pt 0.34pt 0.34pt" fo:border-right="none" fo:border-top="0.99pt double #000000" style:border-line-width-top="0.34pt 0.34pt 0.34pt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border-bottom="none" fo:border-left="none" fo:border-right="none" fo:border-top="0.99pt groove #000000"/>
    </style:style>
    <style:style style:name="ce17" style:family="table-cell" style:parent-style-name="Default">
      <style:table-cell-properties fo:border-bottom="0.99pt double #000000" style:border-line-width-bottom="0.34pt 0.34pt 0.34pt" fo:background-color="#009933" fo:border-left="none" fo:border-right="0.99pt double #000000" style:border-line-width-right="0.34pt 0.34pt 0.34pt" fo:border-top="0.99pt double #000000" style:border-line-width-top="0.34pt 0.34pt 0.34pt"/>
    </style:style>
    <style:style style:name="ce18" style:family="table-cell" style:parent-style-name="Default">
      <style:table-cell-properties fo:background-color="#007826" fo:border="0.99pt double #000000" style:border-line-width="0.34pt 0.34pt 0.34pt"/>
    </style:style>
    <style:style style:name="ce19" style:family="table-cell" style:parent-style-name="Default">
      <style:table-cell-properties fo:background-color="#00cccc" fo:border="0.99pt double #000000" style:border-line-width="0.34pt 0.34pt 0.34pt"/>
    </style:style>
    <style:style style:name="ce20" style:family="table-cell" style:parent-style-name="Default">
      <style:table-cell-properties fo:border-bottom="0.99pt double #000000" style:border-line-width-bottom="0pt 0.74pt 0.74pt" fo:background-color="#0066ff" fo:border-left="0.99pt double #000000" style:border-line-width-left="0pt 0.74pt 0.74pt" fo:border-right="none" fo:border-top="0.99pt double #000000" style:border-line-width-top="0pt 0.74pt 0.74pt"/>
    </style:style>
    <style:style style:name="ce21" style:family="table-cell" style:parent-style-name="Default">
      <style:table-cell-properties fo:border-bottom="0.99pt double #000000" style:border-line-width-bottom="0pt 0.74pt 0.74pt" fo:background-color="#0066ff" fo:border-left="none" fo:border-right="0.99pt double #000000" style:border-line-width-right="0pt 0.74pt 0.74pt" fo:border-top="0.99pt double #000000" style:border-line-width-top="0pt 0.74pt 0.74pt"/>
    </style:style>
    <style:style style:name="ce22" style:family="table-cell" style:parent-style-name="Default">
      <style:table-cell-properties fo:border-bottom="0.99pt double #000000" style:border-line-width-bottom="0.34pt 0.34pt 0.34pt" fo:background-color="#6600ff" fo:border-left="0.99pt double #000000" style:border-line-width-left="0.34pt 0.34pt 0.34pt" fo:border-right="none" fo:border-top="0.99pt double #000000" style:border-line-width-top="0.34pt 0.34pt 0.34pt"/>
    </style:style>
    <style:style style:name="ce23" style:family="table-cell" style:parent-style-name="Default">
      <style:table-cell-properties fo:border-bottom="0.99pt double #000000" style:border-line-width-bottom="0.34pt 0.34pt 0.34pt" fo:background-color="#6600ff" fo:border-left="none" fo:border-right="0.99pt double #000000" style:border-line-width-right="0.34pt 0.34pt 0.34pt" fo:border-top="0.99pt double #000000" style:border-line-width-top="0.34pt 0.34pt 0.34pt"/>
    </style:style>
    <style:style style:name="ce24" style:family="table-cell" style:parent-style-name="Default">
      <style:table-cell-properties fo:border-bottom="0.99pt double #000000" style:border-line-width-bottom="0.34pt 0.34pt 0.34pt" fo:background-color="#ff0000" fo:border-left="0.99pt double #000000" style:border-line-width-left="0.34pt 0.34pt 0.34pt" fo:border-right="none" fo:border-top="0.99pt double #000000" style:border-line-width-top="0.34pt 0.34pt 0.34pt"/>
    </style:style>
    <style:style style:name="ce25" style:family="table-cell" style:parent-style-name="Default">
      <style:table-cell-properties fo:border-bottom="0.99pt double #000000" style:border-line-width-bottom="0.34pt 0.34pt 0.34pt" fo:background-color="#ff0000" fo:border-left="none" fo:border-right="0.99pt double #000000" style:border-line-width-right="0.34pt 0.34pt 0.34pt" fo:border-top="0.99pt double #000000" style:border-line-width-top="0.34pt 0.34pt 0.34pt"/>
    </style:style>
    <style:style style:name="ce26" style:family="table-cell" style:parent-style-name="Default">
      <style:table-cell-properties fo:border-bottom="none" fo:background-color="#ff9900" fo:border-left="0.99pt double #000000" style:border-line-width-left="0.34pt 0.34pt 0.34pt" fo:border-right="none" fo:border-top="0.99pt double #000000" style:border-line-width-top="0.34pt 0.34pt 0.34pt"/>
    </style:style>
    <style:style style:name="ce27" style:family="table-cell" style:parent-style-name="Default">
      <style:table-cell-properties fo:border-bottom="0.99pt double #000000" style:border-line-width-bottom="0.34pt 0.34pt 0.34pt" fo:background-color="#ff9900" fo:border-left="0.99pt double #000000" style:border-line-width-left="0.34pt 0.34pt 0.34pt" fo:border-right="none" fo:border-top="none"/>
    </style:style>
    <style:style style:name="ce28" style:family="table-cell" style:parent-style-name="Default">
      <style:table-cell-properties fo:border-bottom="none" fo:background-color="#ff9900" fo:border-left="none" fo:border-right="none" fo:border-top="0.99pt double #000000" style:border-line-width-top="0.34pt 0.34pt 0.34pt"/>
    </style:style>
    <style:style style:name="ce29" style:family="table-cell" style:parent-style-name="Default">
      <style:table-cell-properties fo:border-bottom="0.99pt double #000000" style:border-line-width-bottom="0.34pt 0.34pt 0.34pt" fo:background-color="#ff9900" fo:border-left="none" fo:border-right="none" fo:border-top="none"/>
    </style:style>
    <style:style style:name="ce30" style:family="table-cell" style:parent-style-name="Default">
      <style:table-cell-properties fo:border-bottom="none" fo:background-color="#ff9900" fo:border-left="none" fo:border-right="0.99pt double #000000" style:border-line-width-right="0.34pt 0.34pt 0.34pt" fo:border-top="0.99pt double #000000" style:border-line-width-top="0.34pt 0.34pt 0.34pt"/>
    </style:style>
    <style:style style:name="ce31" style:family="table-cell" style:parent-style-name="Default">
      <style:table-cell-properties fo:border-bottom="0.99pt double #000000" style:border-line-width-bottom="0.34pt 0.34pt 0.34pt" fo:background-color="#ff9900" fo:border-left="none" fo:border-right="0.99pt double #000000" style:border-line-width-right="0.34pt 0.34pt 0.34pt" fo:border-top="none"/>
    </style:style>
    <style:style style:name="ce32" style:family="table-cell" style:parent-style-name="Default">
      <style:table-cell-properties fo:border-bottom="none" fo:border-left="none" fo:border-right="0.99pt groove #000000" fo:border-top="0.99pt groove #000000"/>
    </style:style>
    <style:style style:name="ce33" style:family="table-cell" style:parent-style-name="Default">
      <style:table-cell-properties fo:border-bottom="none" fo:border-left="none" fo:border-right="0.99pt groove #000000" fo:border-top="0.06pt solid #000000"/>
    </style:style>
    <style:style style:name="ce34" style:family="table-cell" style:parent-style-name="Default">
      <style:table-cell-properties fo:border-bottom="none" fo:border-left="none" fo:border-right="0.99pt groove #000000" fo:border-top="none"/>
    </style:style>
    <style:style style:name="ce35" style:family="table-cell" style:parent-style-name="Default">
      <style:table-cell-properties fo:border-bottom="0.99pt double #000000" style:border-line-width-bottom="0.34pt 0.34pt 0.34pt" fo:background-color="#cc9900" fo:border-left="none" fo:border-right="0.99pt double #000000" style:border-line-width-right="0.34pt 0.34pt 0.34pt" fo:border-top="0.99pt double #000000" style:border-line-width-top="0.34pt 0.34pt 0.3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2" table:default-cell-style-name="ce11"/>
        <table:table-column table:style-name="co2" table:number-columns-repeated="11" table:default-cell-style-name="ce15"/>
        <table:table-column table:style-name="co2" table:default-cell-style-name="ce33"/>
        <table:table-row table:style-name="ro1">
          <table:table-cell office:value-type="string" calcext:value-type="string">
            <text:p>Förberedelser</text:p>
          </table:table-cell>
          <table:table-cell table:style-name="ce3"/>
          <table:table-cell table:style-name="ce9"/>
          <table:table-cell table:style-name="ce13"/>
          <table:table-cell table:style-name="ce16" table:number-columns-repeated="10"/>
          <table:table-cell table:style-name="ce32"/>
        </table:table-row>
        <table:table-row table:style-name="ro1">
          <table:table-cell office:value-type="string" calcext:value-type="string">
            <text:p>Milstolpe 1</text:p>
          </table:table-cell>
          <table:table-cell table:style-name="ce4"/>
          <table:table-cell table:style-name="ce10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<text:s text:c="2"/>- Deluppgift 1</text:p>
          </table:table-cell>
          <table:table-cell table:style-name="ce5"/>
          <table:table-cell table:style-name="Default"/>
          <table:table-cell table:style-name="ce14"/>
          <table:table-cell table:style-name="ce17"/>
          <table:table-cell table:number-columns-repeated="10"/>
        </table:table-row>
        <table:table-row table:style-name="ro1">
          <table:table-cell office:value-type="string" calcext:value-type="string">
            <text:p><text:s text:c="2"/>- Deluppgift 2</text:p>
          </table:table-cell>
          <table:table-cell table:number-columns-repeated="2"/>
          <table:table-cell table:style-name="Default"/>
          <table:table-cell table:style-name="ce18"/>
          <table:table-cell table:number-columns-repeated="10"/>
        </table:table-row>
        <table:table-row table:style-name="ro1">
          <table:table-cell office:value-type="string" calcext:value-type="string">
            <text:p><text:s text:c="2"/>- Deluppgift 3</text:p>
          </table:table-cell>
          <table:table-cell table:number-columns-repeated="3"/>
          <table:table-cell table:style-name="Default"/>
          <table:table-cell table:style-name="ce19"/>
          <table:table-cell table:number-columns-repeated="9"/>
        </table:table-row>
        <table:table-row table:style-name="ro1">
          <table:table-cell office:value-type="string" calcext:value-type="string">
            <text:p><text:s text:c="2"/>- Deluppgift 4</text:p>
          </table:table-cell>
          <table:table-cell table:number-columns-repeated="4"/>
          <table:table-cell table:style-name="Default"/>
          <table:table-cell table:style-name="ce20"/>
          <table:table-cell table:style-name="ce21"/>
          <table:table-cell table:number-columns-repeated="7"/>
        </table:table-row>
        <table:table-row table:style-name="ro1">
          <table:table-cell office:value-type="string" calcext:value-type="string">
            <text:p>Milstolpe 2</text:p>
          </table:table-cell>
          <table:table-cell table:number-columns-repeated="5"/>
          <table:table-cell table:style-name="Default"/>
          <table:table-cell table:style-name="ce22"/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Milstolpe 3</text:p>
          </table:table-cell>
          <table:table-cell table:number-columns-repeated="6"/>
          <table:table-cell table:style-name="Default" table:number-columns-repeated="2"/>
          <table:table-cell table:style-name="ce24"/>
          <table:table-cell table:style-name="ce25"/>
          <table:table-cell table:number-columns-repeated="4"/>
        </table:table-row>
        <table:table-row table:style-name="ro1">
          <table:table-cell office:value-type="string" calcext:value-type="string">
            <text:p>Redovisning* och</text:p>
          </table:table-cell>
          <table:table-cell table:style-name="ce4"/>
          <table:table-cell table:style-name="ce10"/>
          <table:table-cell table:number-columns-repeated="6"/>
          <table:table-cell table:style-name="Default"/>
          <table:table-cell table:style-name="ce26"/>
          <table:table-cell table:style-name="ce28" table:number-columns-repeated="2"/>
          <table:table-cell table:style-name="ce30"/>
          <table:table-cell table:style-name="ce34"/>
        </table:table-row>
        <table:table-row table:style-name="ro1">
          <table:table-cell table:style-name="ce1" office:value-type="string" calcext:value-type="string">
            <text:p>färdigställande</text:p>
          </table:table-cell>
          <table:table-cell table:style-name="ce5"/>
          <table:table-cell table:style-name="Default"/>
          <table:table-cell table:number-columns-repeated="7"/>
          <table:table-cell table:style-name="ce27"/>
          <table:table-cell table:style-name="ce29" table:number-columns-repeated="2"/>
          <table:table-cell table:style-name="ce31"/>
          <table:table-cell/>
        </table:table-row>
        <table:table-row table:style-name="ro1">
          <table:table-cell office:value-type="string" calcext:value-type="string">
            <text:p>Rapportskrivning</text:p>
          </table:table-cell>
          <table:table-cell table:style-name="ce7"/>
          <table:table-cell table:style-name="ce12" table:number-columns-repeated="12"/>
          <table:table-cell table:style-name="ce35"/>
        </table:table-row>
        <table:table-row table:style-name="ro2">
          <table:table-cell table:style-name="ce2" office:value-type="string" calcext:value-type="string">
            <text:p>Vecka #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 style:data-style-name="N2" text:time-value="11:00:29.2065762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hnsson</meta:initial-creator>
    <meta:creation-date>2016-03-23T10:00:42.020619742</meta:creation-date>
    <dc:date>2016-03-23T11:02:10.844368579</dc:date>
    <dc:creator>David Johnsson</dc:creator>
    <meta:editing-duration>PT9M1S</meta:editing-duration>
    <meta:editing-cycles>3</meta:editing-cycles>
    <meta:generator>LibreOffice/5.0.3.2$Linux_X86_64 LibreOffice_project/00m0$Build-2</meta:generator>
    <meta:document-statistic meta:table-count="1" meta:cell-count="26" meta:object-count="0"/>
  </office:meta>
</office:document-meta>
</file>